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407e9" officeooo:paragraph-rsid="000407e9" style:font-size-asian="12.25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iffusion d’un livre dans le domaine publique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17-06-21T15:22:33.792164413</meta:creation-date>
    <meta:generator>LibreOffice/25.2.6.2$Linux_X86_64 LibreOffice_project/520$Build-2</meta:generator>
    <dc:date>2025-10-13T15:58:14.261995086</dc:date>
    <meta:editing-duration>PT2M52S</meta:editing-duration>
    <meta:editing-cycles>1</meta:editing-cycles>
    <meta:document-statistic meta:table-count="0" meta:image-count="0" meta:object-count="0" meta:page-count="1" meta:paragraph-count="1" meta:word-count="7" meta:character-count="45" meta:non-whitespace-character-count="39"/>
  </office:meta>
</office:document-meta>
</file>